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#ed1c24" officeooo:rsid="0012bb84" officeooo:paragraph-rsid="0012bb84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12bb84" officeooo:paragraph-rsid="0012bb84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146cb8" officeooo:paragraph-rsid="00146cb8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163234" officeooo:paragraph-rsid="00163234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officeooo:rsid="00170d92" officeooo:paragraph-rsid="0017bf1c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officeooo:rsid="00170d92" officeooo:paragraph-rsid="00170d92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70d92" officeooo:paragraph-rsid="00170d92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7bf1c" officeooo:paragraph-rsid="00170d92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b0656" officeooo:paragraph-rsid="001b0656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none" fo:font-weight="normal" officeooo:rsid="00163234" officeooo:paragraph-rsid="00163234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officeooo:rsid="00170d92" officeooo:paragraph-rsid="00170d92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4pt" fo:font-style="normal" style:text-underline-style="none" fo:font-weight="bold" officeooo:rsid="001eb34c" officeooo:paragraph-rsid="001b0656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f298b" officeooo:paragraph-rsid="001b0656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f298b" officeooo:paragraph-rsid="0020c34d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70d92" officeooo:paragraph-rsid="00170d92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" fo:font-size="11pt" fo:font-style="normal" style:text-underline-style="none" officeooo:rsid="00170d92" officeooo:paragraph-rsid="00170d9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Ubuntu" fo:font-size="11pt" fo:font-style="normal" style:text-underline-style="none" fo:font-weight="normal" officeooo:rsid="001aea74" officeooo:paragraph-rsid="00170d92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" fo:font-size="11pt" fo:font-style="normal" style:text-underline-style="none" fo:font-weight="normal" officeooo:rsid="001b0656" officeooo:paragraph-rsid="001b0656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" fo:font-size="11pt" fo:font-style="normal" style:text-underline-style="none" fo:font-weight="normal" officeooo:rsid="001f298b" officeooo:paragraph-rsid="001b0656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fo:font-size="11pt" fo:font-style="normal" style:text-underline-style="none" fo:font-weight="normal" officeooo:rsid="001f298b" officeooo:paragraph-rsid="0020c34d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text-position="0% 100%" style:font-name="Ubuntu" fo:font-size="11pt" fo:font-style="normal" style:text-underline-style="none" fo:font-weight="normal" officeooo:rsid="001f298b" officeooo:paragraph-rsid="001b0656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21409a" style:text-position="0% 100%" style:font-name="Ubuntu" fo:font-size="12pt" fo:font-style="normal" style:text-underline-style="none" fo:font-weight="normal" officeooo:rsid="001f298b" officeooo:paragraph-rsid="001b0656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21409a" style:text-position="0% 100%" style:font-name="Ubuntu" fo:font-size="12pt" fo:font-style="normal" style:text-underline-style="none" fo:font-weight="normal" officeooo:rsid="001f298b" officeooo:paragraph-rsid="0020c34d" style:font-style-asian="normal" style:font-weight-asian="normal" style:font-style-complex="normal" style:font-weight-complex="normal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  <style:text-properties style:font-name="Ubuntu"/>
    </style:style>
    <style:style style:name="P27" style:family="paragraph">
      <loext:graphic-properties draw:fill-color="#ed1c24" draw:opacity="70%"/>
    </style:style>
    <style:style style:name="P28" style:family="paragraph">
      <loext:graphic-properties draw:fill-color="#21409a" draw:opacity="70%"/>
      <style:paragraph-properties fo:text-align="center"/>
      <style:text-properties style:font-name="Ubuntu"/>
    </style:style>
    <style:style style:name="P29" style:family="paragraph">
      <loext:graphic-properties draw:fill-color="#00a65d" draw:opacity="70%"/>
      <style:paragraph-properties fo:text-align="center"/>
      <style:text-properties style:font-name="Ubuntu"/>
    </style:style>
    <style:style style:name="P30" style:family="paragraph">
      <loext:graphic-properties draw:fill-color="#f58220"/>
      <style:paragraph-properties fo:text-align="center"/>
    </style:style>
    <style:style style:name="P31" style:family="paragraph">
      <loext:graphic-properties draw:fill="none" draw:fill-color="#ffffff"/>
      <style:text-properties fo:color="#ed1c24" style:font-name="Ubuntu"/>
    </style:style>
    <style:style style:name="P32" style:family="paragraph">
      <loext:graphic-properties draw:fill-color="#8f187c"/>
      <style:paragraph-properties fo:text-align="center"/>
    </style:style>
    <style:style style:name="P33" style:family="paragraph">
      <loext:graphic-properties draw:fill="none" draw:fill-color="#ffffff"/>
      <style:text-properties style:font-name="Ubuntu" fo:font-size="10pt" style:font-size-asian="10pt" style:font-size-complex="10pt"/>
    </style:style>
    <style:style style:name="P34" style:family="paragraph">
      <loext:graphic-properties draw:fill="solid" draw:fill-color="#000000"/>
      <style:paragraph-properties fo:text-align="center"/>
    </style:style>
    <style:style style:name="P35" style:family="paragraph">
      <loext:graphic-properties draw:fill="none" draw:fill-color="#ffffff"/>
      <style:text-properties fo:color="#d4711a" style:font-name="Ubuntu" fo:font-style="normal" style:font-style-asian="normal" style:font-style-complex="normal"/>
    </style:style>
    <style:style style:name="P36" style:family="paragraph">
      <loext:graphic-properties draw:fill="none" draw:fill-color="#ffffff"/>
      <style:text-properties style:font-name="Ubuntu" fo:font-style="normal" style:font-style-asian="normal" style:font-style-complex="normal"/>
    </style:style>
    <style:style style:name="P37" style:family="paragraph">
      <loext:graphic-properties draw:fill-color="#72bf44"/>
      <style:paragraph-properties fo:text-align="center"/>
      <style:text-properties style:font-name="Ubuntu" fo:font-style="italic" style:font-style-asian="italic" style:font-style-complex="italic"/>
    </style:style>
    <style:style style:name="P38" style:family="paragraph">
      <loext:graphic-properties draw:fill-color="#00aaad"/>
      <style:paragraph-properties fo:text-align="center"/>
      <style:text-properties style:font-name="Ubuntu" fo:font-style="italic" style:font-style-asian="italic" style:font-style-complex="italic"/>
    </style:style>
    <style:style style:name="P39" style:family="paragraph">
      <loext:graphic-properties draw:fill="none" draw:fill-color="#ffffff"/>
      <style:text-properties style:font-name="Ubuntu"/>
    </style:style>
    <style:style style:name="P40" style:family="paragraph">
      <style:paragraph-properties fo:text-align="start"/>
    </style:style>
    <style:style style:name="P41" style:family="paragraph">
      <loext:graphic-properties draw:fill-color="#72bf44"/>
      <style:paragraph-properties fo:text-align="start"/>
      <style:text-properties style:font-name="Ubuntu" fo:font-style="normal" style:font-style-asian="normal" style:font-style-complex="normal"/>
    </style:style>
    <style:style style:name="T1" style:family="text">
      <style:text-properties style:text-underline-style="solid" style:text-underline-width="auto" style:text-underline-color="#ed1c24"/>
    </style:style>
    <style:style style:name="T2" style:family="text">
      <style:text-properties fo:font-size="10pt" officeooo:rsid="00146cb8"/>
    </style:style>
    <style:style style:name="T3" style:family="text">
      <style:text-properties fo:font-size="10pt" fo:font-weight="normal" style:font-weight-asian="normal" style:font-weight-complex="normal"/>
    </style:style>
    <style:style style:name="T4" style:family="text">
      <style:text-properties fo:font-size="10pt" fo:font-weight="normal" officeooo:rsid="0017bf1c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f298b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7bf1c" style:font-weight-asian="normal" style:font-weight-complex="normal"/>
    </style:style>
    <style:style style:name="T9" style:family="text">
      <style:text-properties fo:font-weight="normal" officeooo:rsid="001aea74" style:font-weight-asian="normal" style:font-weight-complex="normal"/>
    </style:style>
    <style:style style:name="T10" style:family="text">
      <style:text-properties fo:font-weight="normal" officeooo:rsid="001b0656" style:font-weight-asian="normal" style:font-weight-complex="normal"/>
    </style:style>
    <style:style style:name="T11" style:family="text">
      <style:text-properties fo:font-size="16pt" fo:font-weight="normal" style:font-weight-asian="normal" style:font-weight-complex="normal"/>
    </style:style>
    <style:style style:name="T12" style:family="text">
      <style:text-properties fo:font-size="16pt" style:text-underline-style="solid" style:text-underline-width="auto" style:text-underline-color="#ed1c24" fo:font-weight="normal" style:font-weight-asian="normal" style:font-weight-complex="normal"/>
    </style:style>
    <style:style style:name="T13" style:family="text">
      <style:text-properties fo:font-size="14pt" fo:font-weight="bold" officeooo:rsid="001aea74" style:font-weight-asian="bold" style:font-weight-complex="bold"/>
    </style:style>
    <style:style style:name="T14" style:family="text">
      <style:text-properties fo:font-size="14pt" fo:font-weight="bold" officeooo:rsid="001eb34c" style:font-weight-asian="bold" style:font-weight-complex="bold"/>
    </style:style>
    <style:style style:name="T15" style:family="text">
      <style:text-properties style:text-position="super 58%" fo:font-weight="normal" officeooo:rsid="001aea74" style:font-weight-asian="normal" style:font-weight-complex="normal"/>
    </style:style>
    <style:style style:name="T16" style:family="text">
      <style:text-properties style:text-position="super 58%" officeooo:rsid="001f298b"/>
    </style:style>
    <style:style style:name="T17" style:family="text">
      <style:text-properties style:text-position="super 58%" fo:font-size="11pt" fo:font-weight="normal" officeooo:rsid="001aea74" style:font-size-asian="11pt" style:font-weight-asian="normal" style:font-size-complex="11pt" style:font-weight-complex="normal"/>
    </style:style>
    <style:style style:name="T18" style:family="text">
      <style:text-properties style:text-position="super 58%" fo:font-size="11pt" officeooo:rsid="001f298b" style:font-size-asian="11pt" style:font-size-complex="11pt"/>
    </style:style>
    <style:style style:name="T19" style:family="text">
      <style:text-properties fo:color="#ed1c24" style:text-position="0% 100%" officeooo:rsid="001f298b"/>
    </style:style>
    <style:style style:name="T20" style:family="text">
      <style:text-properties fo:color="#ed1c24" officeooo:rsid="0020c34d"/>
    </style:style>
    <style:style style:name="T21" style:family="text">
      <style:text-properties officeooo:rsid="001f298b"/>
    </style:style>
    <style:style style:name="T22" style:family="text">
      <style:text-properties style:text-position="0% 100%" officeooo:rsid="001f298b"/>
    </style:style>
    <style:style style:name="T23" style:family="text">
      <style:text-properties style:text-position="0% 100%" fo:font-size="11pt" officeooo:rsid="001f298b" style:font-size-asian="11pt" style:font-size-complex="11pt"/>
    </style:style>
    <style:style style:name="T24" style:family="text">
      <style:text-properties fo:color="#000000" style:text-position="0% 100%"/>
    </style:style>
    <style:style style:name="T25" style:family="text">
      <style:text-properties fo:color="#000000" style:text-position="0% 100%" officeooo:rsid="001f298b"/>
    </style:style>
    <style:style style:name="T26" style:family="text">
      <style:text-properties fo:color="#000000" style:text-position="0% 100%" officeooo:rsid="0020c34d"/>
    </style:style>
    <style:style style:name="T27" style:family="text">
      <style:text-properties fo:color="#000000" style:text-position="0% 100%" fo:font-size="14pt" fo:font-weight="bold" officeooo:rsid="0020c34d" style:font-weight-asian="bold" style:font-weight-complex="bold"/>
    </style:style>
    <style:style style:name="T28" style:family="text">
      <style:text-properties fo:color="#000000" style:text-position="super 58%"/>
    </style:style>
    <style:style style:name="T29" style:family="text">
      <style:text-properties fo:color="#000000" style:text-position="super 58%" officeooo:rsid="001f298b"/>
    </style:style>
    <style:style style:name="T30" style:family="text">
      <style:text-properties fo:color="#000000" style:text-position="super 58%" officeooo:rsid="0020c34d"/>
    </style:style>
    <style:style style:name="T31" style:family="text">
      <style:text-properties fo:color="#000000" officeooo:rsid="0020c34d"/>
    </style:style>
    <style:style style:name="T32" style:family="text">
      <style:text-properties fo:color="#000000" fo:font-weight="bold" officeooo:rsid="0020c34d" style:font-weight-asian="bold" style:font-weight-complex="bold"/>
    </style:style>
    <style:style style:name="T33" style:family="text">
      <style:text-properties fo:color="#21409a" style:text-position="0% 100%" officeooo:rsid="001f298b"/>
    </style:style>
    <style:style style:name="T34" style:family="text">
      <style:text-properties fo:font-size="11pt" officeooo:rsid="001f298b" style:font-size-asian="11pt" style:font-size-complex="11pt"/>
    </style:style>
    <style:style style:name="T35" style:family="text">
      <style:text-properties fo:font-size="11pt" fo:font-weight="normal" officeooo:rsid="001aea74" style:font-size-asian="11pt" style:font-weight-asian="normal" style:font-size-complex="11pt" style:font-weight-complex="normal"/>
    </style:style>
    <style:style style:name="T36" style:family="text">
      <style:text-properties fo:font-size="11pt" fo:font-weight="bold" officeooo:rsid="001f298b" style:font-size-asian="11pt" style:font-weight-asian="bold" style:font-size-complex="11pt" style:font-weight-complex="bold"/>
    </style:style>
    <style:style style:name="T37" style:family="text">
      <style:text-properties style:font-name="Ubuntu" fo:font-size="18pt" style:font-size-asian="15pt" style:font-size-complex="18pt"/>
    </style:style>
    <style:style style:name="T38" style:family="text">
      <style:text-properties style:font-name="Ubuntu"/>
    </style:style>
    <style:style style:name="T39" style:family="text">
      <style:text-properties fo:color="#ed1c24" style:font-name="Ubuntu"/>
    </style:style>
    <style:style style:name="T40" style:family="text">
      <style:text-properties style:font-name="Ubuntu" fo:font-size="10pt" style:font-size-asian="10pt" style:font-size-complex="10pt"/>
    </style:style>
    <style:style style:name="T41" style:family="text">
      <style:text-properties style:font-name="Ubuntu" fo:font-size="10pt" fo:font-style="italic" style:font-size-asian="10pt" style:font-style-asian="italic" style:font-size-complex="10pt" style:font-style-complex="italic"/>
    </style:style>
    <style:style style:name="T42" style:family="text">
      <style:text-properties fo:color="#d4711a" style:font-name="Ubuntu" fo:font-size="10pt" fo:font-style="normal" style:font-size-asian="8pt" style:font-style-asian="normal" style:font-size-complex="10pt" style:font-style-complex="normal"/>
    </style:style>
    <style:style style:name="T43" style:family="text">
      <style:text-properties style:font-name="Ubuntu" fo:font-size="11pt" fo:font-style="normal" style:font-size-asian="10pt" style:font-style-asian="normal" style:font-size-complex="11pt" style:font-style-complex="normal"/>
    </style:style>
    <style:style style:name="T44" style:family="text">
      <style:text-properties style:font-name="Ubuntu" fo:font-size="11pt" fo:font-style="italic" style:font-size-asian="10pt" style:font-style-asian="italic" style:font-size-complex="11pt" style:font-style-complex="italic"/>
    </style:style>
    <style:style style:name="T45" style:family="text">
      <style:text-properties style:font-name="Ubuntu" fo:font-style="italic" style:font-style-asian="italic" style:font-style-complex="italic"/>
    </style:style>
    <style:style style:name="T46" style:family="text">
      <style:text-properties style:font-name="Ubuntu" fo:font-size="10pt" style:font-size-asian="8pt" style:font-size-complex="10pt"/>
    </style:style>
    <style:style style:name="T47" style:family="text">
      <style:text-properties style:font-name="Ubuntu" fo:font-style="normal" style:font-style-asian="normal" style:font-style-complex="normal"/>
    </style:style>
    <style:style style:name="gr1" style:family="graphic">
      <style:graphic-properties draw:stroke="solid" svg:stroke-width="0.035cm" svg:stroke-color="#ed1c24" draw:marker-start-width="0.406cm" draw:marker-end-width="0.406cm" draw:fill="none" draw:fill-color="#ffffff" fo:min-height="0.9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-color="#ed1c24" draw:opacity="70%" draw:textarea-horizontal-align="justify" draw:textarea-vertical-align="middle" draw:auto-grow-height="false" fo:min-height="1.025cm" fo:min-width="1.951cm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svg:stroke-width="0.028cm" svg:stroke-color="#000000" draw:marker-start-width="0.395cm" draw:marker-end-width="0.395cm" draw:textarea-horizontal-align="center" draw:textarea-vertical-align="middle" fo:padding-top="0.014cm" fo:padding-bottom="0.014cm" fo:padding-left="0.014cm" fo:padding-right="0.014cm" style:run-through="foreground"/>
    </style:style>
    <style:style style:name="gr6" style:family="graphic">
      <style:graphic-properties svg:stroke-color="#000000" draw:fill-color="#21409a" draw:opacity="70%" draw:textarea-horizontal-align="justify" draw:textarea-vertical-align="middle" draw:auto-grow-height="false" fo:min-height="1.025cm" fo:min-width="1.95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-color="#00a65d" draw:opacity="70%" draw:textarea-horizontal-align="justify" draw:textarea-vertical-align="middle" draw:auto-grow-height="false" fo:min-height="1.025cm" fo:min-width="1.95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35cm" svg:stroke-color="#ed1c24" draw:marker-start-width="0.406cm" draw:marker-end-width="0.406cm" svg:stroke-opacity="70%" draw:fill-color="#f58220" draw:textarea-horizontal-align="center" draw:textarea-vertical-align="middle" fo:padding-top="0.018cm" fo:padding-bottom="0.018cm" fo:padding-left="0.018cm" fo:padding-right="0.018cm" style:run-through="foreground"/>
    </style:style>
    <style:style style:name="gr9" style:family="graphic">
      <style:graphic-properties draw:stroke="none" svg:stroke-color="#ed1c24" svg:stroke-opacity="70%" draw:fill="none" draw:fill-color="#ffffff" fo:min-height="0.489cm" style:run-through="foreground"/>
    </style:style>
    <style:style style:name="gr10" style:family="graphic">
      <style:graphic-properties svg:stroke-width="0.035cm" svg:stroke-color="#aa55a1" draw:marker-start="Arrow" draw:marker-start-width="0.176cm" draw:marker-end="Arrow" draw:marker-end-width="0.176cm" draw:textarea-horizontal-align="center" draw:textarea-vertical-align="middle" fo:padding-top="0.018cm" fo:padding-bottom="0.018cm" fo:padding-left="0.018cm" fo:padding-right="0.018cm" style:run-through="foreground"/>
    </style:style>
    <style:style style:name="gr11" style:family="graphic">
      <style:graphic-properties svg:stroke-width="0.035cm" svg:stroke-color="#8f187c" draw:textarea-horizontal-align="center" draw:textarea-vertical-align="middle" fo:padding-top="0.018cm" fo:padding-bottom="0.018cm" fo:padding-left="0.018cm" fo:padding-right="0.018cm" style:run-through="foreground"/>
    </style:style>
    <style:style style:name="gr12" style:family="graphic">
      <style:graphic-properties svg:stroke-width="0.035cm" svg:stroke-color="#8f187c" draw:fill-color="#8f187c" draw:textarea-horizontal-align="center" draw:textarea-vertical-align="middle" fo:padding-top="0.018cm" fo:padding-bottom="0.018cm" fo:padding-left="0.018cm" fo:padding-right="0.018cm" style:run-through="foreground"/>
    </style:style>
    <style:style style:name="gr13" style:family="graphic">
      <style:graphic-properties draw:stroke="none" svg:stroke-width="0.035cm" svg:stroke-color="#000000" draw:fill="none" draw:fill-color="#ffffff" fo:min-height="1.219cm" style:run-through="foreground"/>
    </style:style>
    <style:style style:name="gr14" style:family="graphic">
      <style:graphic-properties svg:stroke-width="0.028cm" svg:stroke-color="#d4711a" draw:fill="solid" draw:fill-color="#000000" draw:textarea-horizontal-align="center" draw:textarea-vertical-align="middle" fo:padding-top="0.014cm" fo:padding-bottom="0.014cm" fo:padding-left="0.014cm" fo:padding-right="0.014cm" style:run-through="foreground"/>
    </style:style>
    <style:style style:name="gr15" style:family="graphic">
      <style:graphic-properties draw:stroke="none" svg:stroke-width="0.035cm" svg:stroke-color="#000000" draw:fill="none" draw:fill-color="#ffffff" fo:min-height="0.697cm" style:run-through="foreground"/>
    </style:style>
    <style:style style:name="gr1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35cm" svg:stroke-color="#ed1c24" draw:marker-start-width="0.406cm" draw:marker-end="Arrow" draw:marker-end-width="0.229cm" draw:textarea-horizontal-align="center" draw:textarea-vertical-align="middle" fo:padding-top="0.018cm" fo:padding-bottom="0.018cm" fo:padding-left="0.018cm" fo:padding-right="0.018cm" style:run-through="foreground"/>
    </style:style>
    <style:style style:name="gr18" style:family="graphic">
      <style:graphic-properties svg:stroke-width="0.035cm" svg:stroke-color="#ed1c24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/>
    </style:style>
    <style:style style:name="gr19" style:family="graphic">
      <style:graphic-properties draw:stroke="none" svg:stroke-color="#000000" draw:fill="none" draw:fill-color="#ffffff" fo:min-height="0.894cm" style:run-through="foreground"/>
    </style:style>
    <style:style style:name="gr20" style:family="graphic">
      <style:graphic-properties svg:stroke-width="0.035cm" svg:stroke-color="#000000" draw:fill-color="#72bf44" draw:textarea-horizontal-align="justify" draw:textarea-vertical-align="middle" draw:auto-grow-height="false" fo:min-height="0.492cm" fo:min-width="2.776cm" fo:padding-top="0.018cm" fo:padding-bottom="0.018cm" fo:padding-left="0.018cm" fo:padding-right="0.018cm" style:run-through="foreground"/>
    </style:style>
    <style:style style:name="gr21" style:family="graphic">
      <style:graphic-properties svg:stroke-width="0.035cm" svg:stroke-color="#000000" draw:fill-color="#00aaad" draw:textarea-horizontal-align="justify" draw:textarea-vertical-align="middle" draw:auto-grow-height="false" fo:min-height="0.492cm" fo:min-width="8.511cm" fo:padding-top="0.018cm" fo:padding-bottom="0.018cm" fo:padding-left="0.018cm" fo:padding-right="0.018cm" style:run-through="foreground"/>
    </style:style>
    <style:style style:name="gr22" style:family="graphic">
      <style:graphic-properties svg:stroke-width="0.053cm" svg:stroke-color="#ed1c24" draw:marker-start-width="0.379cm" draw:marker-end-width="0.379cm" draw:textarea-horizontal-align="center" draw:textarea-vertical-align="middle" fo:padding-top="0.026cm" fo:padding-bottom="0.026cm" fo:padding-left="0.026cm" fo:padding-right="0.026cm" style:run-through="foreground"/>
    </style:style>
    <style:style style:name="gr23" style:family="graphic">
      <style:graphic-properties svg:stroke-width="0.035cm" svg:stroke-color="#000000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width="0.035cm" svg:stroke-color="#000000" draw:fill="none" draw:fill-color="#ffffff" fo:min-height="0.4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width="0.035cm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width="0.035cm" svg:stroke-color="#000000" draw:fill-color="#72bf44" draw:textarea-horizontal-align="justify" draw:textarea-vertical-align="middle" draw:auto-grow-height="false" fo:min-height="0.492cm" fo:min-width="2.764cm" fo:padding-top="0.018cm" fo:padding-bottom="0.018cm" fo:padding-left="0.018cm" fo:padding-right="0.018cm" style:run-through="foreground"/>
    </style:style>
    <style:style style:name="gr27" style:family="graphic">
      <style:graphic-properties svg:stroke-width="0.035cm" svg:stroke-color="#000000" draw:fill-color="#00aaad" draw:textarea-horizontal-align="justify" draw:textarea-vertical-align="middle" draw:auto-grow-height="false" fo:min-height="0.492cm" fo:min-width="8.474cm" fo:padding-top="0.018cm" fo:padding-bottom="0.018cm" fo:padding-left="0.018cm" fo:padding-right="0.018cm" style:run-through="foreground"/>
    </style:style>
    <style:style style:name="gr28" style:family="graphic">
      <style:graphic-properties svg:stroke-width="0.035cm" svg:stroke-color="#000000" draw:textarea-horizontal-align="center" draw:textarea-vertical-align="middle" fo:padding-top="0.018cm" fo:padding-bottom="0.018cm" fo:padding-left="0.018cm" fo:padding-right="0.018cm" style:run-through="foreground"/>
    </style:style>
    <style:style style:name="gr29" style:family="graphic">
      <style:graphic-properties style:run-through="foreground" style:vertical-pos="from-top" style:vertical-rel="paragraph" style:horizontal-pos="from-left" style:horizontal-rel="paragraph"/>
    </style:style>
    <style:style style:name="gr30" style:family="graphic">
      <style:graphic-properties svg:stroke-width="0.035cm" svg:stroke-color="#000000" draw:fill-color="#72bf44" draw:textarea-horizontal-align="justify" draw:textarea-vertical-align="middle" draw:auto-grow-height="false" fo:min-height="0.492cm" fo:min-width="5.258cm" fo:padding-top="0.018cm" fo:padding-bottom="0.018cm" fo:padding-left="0.018cm" fo:padding-right="0.018cm" style:run-through="foreground"/>
    </style:style>
    <style:style style:name="gr31" style:family="graphic">
      <style:graphic-properties svg:stroke-width="0.035cm" svg:stroke-color="#000000" draw:fill-color="#00aaad" draw:textarea-horizontal-align="justify" draw:textarea-vertical-align="middle" draw:auto-grow-height="false" fo:min-height="0.492cm" fo:min-width="5.974cm" fo:padding-top="0.018cm" fo:padding-bottom="0.018cm" fo:padding-left="0.018cm" fo:padding-right="0.018cm" style:run-through="foreground"/>
    </style:style>
    <style:style style:name="gr32" style:family="graphic">
      <style:graphic-properties style:run-through="foreground" style:vertical-pos="from-top" style:vertical-rel="page" style:horizontal-pos="from-left" style:horizontal-rel="paragraph"/>
    </style:style>
    <style:style style:name="gr33" style:family="graphic">
      <style:graphic-properties svg:stroke-width="0.035cm" svg:stroke-color="#000000" draw:fill-color="#72bf44" draw:textarea-horizontal-align="justify" draw:textarea-vertical-align="middle" draw:auto-grow-height="false" fo:min-height="0.492cm" fo:min-width="8.269cm" fo:padding-top="0.018cm" fo:padding-bottom="0.018cm" fo:padding-left="0.018cm" fo:padding-right="0.018cm" style:run-through="foreground"/>
    </style:style>
    <style:style style:name="gr34" style:family="graphic">
      <style:graphic-properties svg:stroke-width="0.035cm" svg:stroke-color="#000000" draw:fill-color="#00aaad" draw:textarea-horizontal-align="justify" draw:textarea-vertical-align="middle" draw:auto-grow-height="false" fo:min-height="0.492cm" fo:min-width="2.963cm" fo:padding-top="0.018cm" fo:padding-bottom="0.018cm" fo:padding-left="0.018cm" fo:padding-right="0.018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18" draw:style-name="gr32">
        <draw:g draw:style-name="gr4">
          <draw:g draw:style-name="gr4">
            <draw:g draw:style-name="gr4">
              <draw:g draw:style-name="gr4">
                <draw:custom-shape draw:name="Forme3" draw:style-name="gr33" draw:text-style-name="P41" svg:width="8.305cm" svg:height="0.528cm" svg:x="4.433cm" svg:y="21.01cm">
                  <text:p text:style-name="P40"><text:span text:style-name="T47"><text:s/></text:span><text:span text:style-name="T47">1 <text:s text:c="2"/>1 <text:s/>0</text:span></text:p>
                  <draw:enhanced-geometry svg:viewBox="0 0 21600 21600" draw:type="rectangle" draw:enhanced-path="M 0 0 L 21600 0 21600 21600 0 21600 0 0 Z N"/>
                </draw:custom-shape>
                <draw:custom-shape draw:name="Forme3" draw:style-name="gr34" draw:text-style-name="P38" svg:width="2.999cm" svg:height="0.528cm" svg:x="12.737cm" svg:y="21.01cm">
                  <text:p text:style-name="P25"><text:span text:style-name="T45">8 bits</text:span></text:p>
                  <draw:enhanced-geometry svg:viewBox="0 0 21600 21600" draw:type="rectangle" draw:enhanced-path="M 0 0 L 21600 0 21600 21600 0 21600 0 0 Z N"/>
                </draw:custom-shape>
              </draw:g>
              <draw:line draw:name="Forme3" draw:style-name="gr22" draw:text-style-name="P25" svg:x1="12.732cm" svg:y1="20.715cm" svg:x2="12.732cm" svg:y2="21.768cm">
                <text:p/>
              </draw:line>
            </draw:g>
            <draw:line draw:name="Forme5" draw:style-name="gr28" draw:text-style-name="P25" svg:x1="4.937cm" svg:y1="21.01cm" svg:x2="4.937cm" svg:y2="21.537cm">
              <text:p/>
            </draw:line>
          </draw:g>
          <draw:line draw:name="Forme5" draw:style-name="gr28" draw:text-style-name="P25" svg:x1="5.422cm" svg:y1="21.009cm" svg:x2="5.422cm" svg:y2="21.536cm">
            <text:p/>
          </draw:line>
        </draw:g>
        <draw:line draw:name="Forme5" draw:style-name="gr28" draw:text-style-name="P25" svg:x1="5.886cm" svg:y1="21.009cm" svg:x2="5.886cm" svg:y2="21.536cm">
          <text:p/>
        </draw:line>
      </draw:g>
      <text:p text:style-name="P1"><draw:frame text:anchor-type="paragraph" draw:z-index="0" draw:name="Forme1" draw:style-name="gr1" draw:text-style-name="P26" svg:width="5.187cm" svg:height="0.936cm" svg:x="5.602cm" svg:y="0.409cm"><draw:text-box><text:p text:style-name="P25"><text:span text:style-name="T37">Adressage IP</text:span></text:p></draw:text-box></draw:frame></text:p>
      <text:p text:style-name="P1"/>
      <text:p text:style-name="P1"/>
      <text:p text:style-name="P1"/>
      <text:p text:style-name="P2">Monde TCP / IP</text:p>
      <text:p text:style-name="P3"><text:tab/>Transparence vis à vis des couches inférieures</text:p>
      <text:p text:style-name="P3"><text:tab/>( → Liaison de données → Physique)</text:p>
      <text:p text:style-name="P3"/>
      <text:p text:style-name="P3"><text:tab/><text:span text:style-name="T1">Différentes façons de relier des réseaux</text:span></text:p>
      <text:p text:style-name="P3"><draw:g text:anchor-type="paragraph" draw:z-index="1" draw:style-name="gr2"><draw:custom-shape draw:name="Forme2" draw:style-name="gr3" draw:text-style-name="P27" svg:width="2.756cm" svg:height="1.449cm" svg:x="3.96cm" svg:y="0.4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"><draw:line draw:name="Forme3" draw:style-name="gr5" draw:text-style-name="P25" svg:x1="4.551cm" svg:y1="1.203cm" svg:x2="6.139cm" svg:y2="1.203cm"><text:p/></draw:line><draw:line draw:name="Forme4" draw:style-name="gr5" draw:text-style-name="P25" svg:x1="4.586cm" svg:y1="0.896cm" svg:x2="4.782cm" svg:y2="1.199cm"><text:p/></draw:line><draw:line draw:name="Forme4" draw:style-name="gr5" draw:text-style-name="P25" svg:x1="5.145cm" svg:y1="0.859cm" svg:x2="5.337cm" svg:y2="1.201cm"><text:p/></draw:line><draw:line draw:name="Forme4" draw:style-name="gr5" draw:text-style-name="P25" svg:x1="5.666cm" svg:y1="0.852cm" svg:x2="5.865cm" svg:y2="1.201cm"><text:p/></draw:line><draw:line draw:name="Forme4" draw:style-name="gr5" draw:text-style-name="P25" svg:x1="5.073cm" svg:y1="1.203cm" svg:x2="5.212cm" svg:y2="1.558cm"><text:p/></draw:line><draw:line draw:name="Forme4" draw:style-name="gr5" draw:text-style-name="P25" svg:x1="5.616cm" svg:y1="1.203cm" svg:x2="5.78cm" svg:y2="1.542cm"><text:p/></draw:line></draw:g></draw:g><draw:custom-shape text:anchor-type="paragraph" draw:z-index="2" draw:name="Forme2" draw:style-name="gr6" draw:text-style-name="P28" svg:width="2.756cm" svg:height="1.449cm" svg:x="10.153cm" svg:y="0.455cm"><text:p text:style-name="P25"><text:span text:style-name="T38">WiFi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e2" draw:style-name="gr7" draw:text-style-name="P29" svg:width="2.756cm" svg:height="1.449cm" svg:x="7.154cm" svg:y="3.584cm"><text:p text:style-name="P25"><text:span text:style-name="T38">4</text:span><text:span text:style-name="T38">G</text:span><text:span text:style-name="T38">,</text:span><text:span text:style-name="T38"> </text:span><text:span text:style-name="T38">e</text:span><text:span text:style-name="T38">t</text:span><text:span text:style-name="T38">c</text:span><text:span text:style-name="T38">.</text:span><text:span text:style-name="T38">.</text:span><text:span text:style-name="T38">.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text:anchor-type="paragraph" draw:z-index="6" draw:style-name="gr2"><draw:path draw:name="Forme2" draw:style-name="gr14" draw:text-style-name="P34" svg:width="2.252cm" svg:height="1.108cm" draw:transform="skewX (-0.00157079632679477) rotate (-0.497418836818384) translate (6.11909808551089cm 1.73855855251823cm)" svg:viewBox="0 0 2253 1109" svg:d="M0 0c687 0 675 202 792 373 118 172 384 205 575 115 191-89 410-3 503 230s383 391 383 391"><text:p/></draw:path><draw:frame draw:name="Forme5" draw:style-name="gr15" draw:text-style-name="P35" svg:width="2.095cm" svg:height="0.698cm" draw:transform="rotate (-0.858352926130811) translate (6.397625cm 2.36713888888889cm)"><draw:text-box><text:p><text:span text:style-name="T42">cuivre</text:span></text:p></draw:text-box></draw:frame></draw:g><draw:g text:anchor-type="paragraph" draw:z-index="4" draw:style-name="gr2"><draw:g draw:style-name="gr4"><draw:line draw:name="Forme3" draw:style-name="gr8" draw:text-style-name="P30" svg:x1="6.715cm" svg:y1="1.057cm" svg:x2="10.153cm" svg:y2="1.057cm"><text:p/></draw:line><draw:line draw:name="Forme3" draw:style-name="gr8" draw:text-style-name="P30" svg:x1="6.715cm" svg:y1="1.159cm" svg:x2="10.153cm" svg:y2="1.159cm"><text:p/></draw:line></draw:g><draw:frame draw:name="Forme3" draw:style-name="gr9" draw:text-style-name="P31" svg:width="0.735cm" svg:height="0.489cm" svg:x="8.1cm" svg:y="1.159cm"><draw:text-box><text:p><text:span text:style-name="T39">F.O</text:span></text:p></draw:text-box></draw:frame></draw:g><draw:g text:anchor-type="paragraph" draw:z-index="5" draw:style-name="gr2"><draw:line draw:name="Forme3" draw:style-name="gr10" draw:text-style-name="P25" svg:x1="11.248cm" svg:y1="2.676cm" svg:x2="10.25cm" svg:y2="3.422cm"><text:p/></draw:line><draw:g draw:style-name="gr4"><draw:g draw:style-name="gr4"><draw:line draw:name="Forme3" draw:style-name="gr11" draw:text-style-name="P25" svg:x1="9.606cm" svg:y1="3.845cm" svg:x2="10.054cm" svg:y2="3.519cm"><text:p/></draw:line><draw:path draw:name="Forme4" draw:style-name="gr12" draw:text-style-name="P32" svg:width="0.301cm" svg:height="0.405cm" draw:transform="rotate (-2.08723925246002) translate (10.2395142301451cm 3.55179218745064cm)" svg:viewBox="0 0 302 406" svg:d="M0 406c568 0 161-406 161-406"><text:p/></draw:path><draw:line draw:name="Forme3" draw:style-name="gr12" draw:text-style-name="P32" svg:x1="11.436cm" svg:y1="1.904cm" svg:x2="11.412cm" svg:y2="2.458cm"><text:p/></draw:line><draw:path draw:name="Forme4" draw:style-name="gr11" draw:text-style-name="P25" svg:width="0.301cm" svg:height="0.405cm" draw:transform="rotate (1.95232530128086) translate (11.2709887974257cm 2.58215956460287cm)" svg:viewBox="0 0 302 406" svg:d="M0 406c568 0 161-406 161-406"><text:p/></draw:path></draw:g><draw:frame draw:name="Forme4" draw:style-name="gr13" draw:text-style-name="P33" svg:width="2.527cm" svg:height="1.22cm" svg:x="10.924cm" svg:y="2.967cm"><draw:text-box><text:p><text:span text:style-name="T40">Antennes</text:span></text:p><text:p><text:span text:style-name="T41">(sans obstacles)</text:span></text:p></draw:text-box></draw:frame></draw:g></draw:g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span text:style-name="T2">Interfaces de niveaux, réseaux adaptés à tout support physique</text:span></text:p>
      <text:p text:style-name="P3"/>
      <text:p text:style-name="P4"><draw:g text:anchor-type="paragraph" draw:z-index="7" draw:style-name="gr16"><draw:g draw:style-name="gr4"><draw:line draw:name="Forme2" draw:style-name="gr17" draw:text-style-name="P25" svg:x1="1.51cm" svg:y1="0.704cm" svg:x2="2.649cm" svg:y2="0.704cm"><text:p/></draw:line><draw:line draw:name="Forme3" draw:style-name="gr18" draw:text-style-name="P25" svg:x1="1.51cm" svg:y1="0.705cm" svg:x2="1.51cm" svg:y2="0.483cm"><text:p/></draw:line></draw:g><draw:frame draw:name="Forme2" draw:style-name="gr19" draw:text-style-name="P36" svg:width="6.375cm" svg:height="0.895cm" svg:x="2.72cm" svg:y="0.469cm"><draw:text-box><text:p><text:span text:style-name="T43">Adressage</text:span><text:span text:style-name="T43"><text:tab/></text:span><text:span text:style-name="T44">(paramétrage)</text:span></text:p></draw:text-box></draw:frame></draw:g><draw:g text:anchor-type="paragraph" draw:z-index="8" draw:style-name="gr16"><draw:g draw:style-name="gr4"><draw:line draw:name="Forme2" draw:style-name="gr17" draw:text-style-name="P25" svg:x1="1.51cm" svg:y1="1.233cm" svg:x2="2.649cm" svg:y2="1.233cm"><text:p/></draw:line><draw:line draw:name="Forme3" draw:style-name="gr18" draw:text-style-name="P25" svg:x1="1.51cm" svg:y1="1.235cm" svg:x2="1.51cm" svg:y2="0.706cm"><text:p/></draw:line></draw:g><draw:frame draw:name="Forme2" draw:style-name="gr19" draw:text-style-name="P36" svg:width="6.375cm" svg:height="0.895cm" svg:x="2.72cm" svg:y="0.999cm"><draw:text-box><text:p><text:span text:style-name="T43">Routage</text:span><text:span text:style-name="T43"><text:tab/></text:span><text:span text:style-name="T44">(s’exécute)</text:span></text:p></draw:text-box></draw:frame></draw:g><draw:g text:anchor-type="paragraph" draw:z-index="9" draw:style-name="gr16"><draw:g draw:style-name="gr4"><draw:line draw:name="Forme2" draw:style-name="gr17" draw:text-style-name="P25" svg:x1="1.51cm" svg:y1="1.76cm" svg:x2="2.649cm" svg:y2="1.76cm"><text:p/></draw:line><draw:line draw:name="Forme3" draw:style-name="gr18" draw:text-style-name="P25" svg:x1="1.51cm" svg:y1="1.762cm" svg:x2="1.51cm" svg:y2="1.233cm"><text:p/></draw:line></draw:g><draw:frame draw:name="Forme2" draw:style-name="gr19" draw:text-style-name="P36" svg:width="6.375cm" svg:height="0.895cm" svg:x="2.72cm" svg:y="1.526cm"><draw:text-box><text:p><text:span text:style-name="T43">Relayage</text:span></text:p></draw:text-box></draw:frame></draw:g><draw:g text:anchor-type="paragraph" draw:z-index="10" draw:style-name="gr16"><draw:g draw:style-name="gr4"><draw:line draw:name="Forme2" draw:style-name="gr17" draw:text-style-name="P25" svg:x1="1.51cm" svg:y1="2.288cm" svg:x2="2.649cm" svg:y2="2.288cm"><text:p/></draw:line><draw:line draw:name="Forme3" draw:style-name="gr18" draw:text-style-name="P25" svg:x1="1.51cm" svg:y1="2.291cm" svg:x2="1.51cm" svg:y2="1.762cm"><text:p/></draw:line></draw:g><draw:frame draw:name="Forme2" draw:style-name="gr19" draw:text-style-name="P36" svg:width="6.375cm" svg:height="0.895cm" svg:x="2.72cm" svg:y="2.055cm"><draw:text-box><text:p><text:span text:style-name="T43">Contrôle de flux</text:span></text:p></draw:text-box></draw:frame></draw:g>&gt; L’IP est commun à tout les réseaux</text:p>
      <text:p text:style-name="P4"/>
      <text:p text:style-name="P4"/>
      <text:p text:style-name="P4"/>
      <text:p text:style-name="P4"/>
      <text:p text:style-name="P4"/>
      <text:p text:style-name="P5">Applications : Adaptation (à travers des interfaces) avec la couche <text:span text:style-name="T5">Réseau</text:span><text:span text:style-name="T7">.</text:span></text:p>
      <text:p text:style-name="P11">(voir livre TCP/IP Illustré de W. Richard Stevens)</text:p>
      <text:p text:style-name="P11"/>
      <text:p text:style-name="P8">L’interconnexion applicatif est non efficace.</text:p>
      <text:p text:style-name="P12"><text:span text:style-name="T7"><text:tab/></text:span><text:span text:style-name="T12">Adresse IP</text:span></text:p>
      <text:p text:style-name="P6"><text:span text:style-name="T11"><text:tab/><text:tab/></text:span><text:span text:style-name="T4">C</text:span><text:span text:style-name="T3">ompacte sur 32 bits</text:span></text:p>
      <text:p text:style-name="P8"><draw:g text:anchor-type="paragraph" draw:z-index="11" draw:style-name="gr2"><draw:g draw:style-name="gr4"><draw:custom-shape draw:name="Forme3" draw:style-name="gr20" draw:text-style-name="P37" svg:width="2.812cm" svg:height="0.528cm" svg:x="2.21cm" svg:y="0.644cm"><text:p text:style-name="P25"><text:span text:style-name="T45">N</text:span><text:span text:style-name="T45">e</text:span><text:span text:style-name="T45">t</text:span><text:span text:style-name="T45"> </text:span><text:span text:style-name="T45">I</text:span><text:span text:style-name="T45">D</text:span></text:p><draw:enhanced-geometry svg:viewBox="0 0 21600 21600" draw:type="rectangle" draw:enhanced-path="M 0 0 L 21600 0 21600 21600 0 21600 0 0 Z N"/></draw:custom-shape><draw:custom-shape draw:name="Forme3" draw:style-name="gr21" draw:text-style-name="P38" svg:width="8.547cm" svg:height="0.528cm" svg:x="5.022cm" svg:y="0.644cm"><text:p text:style-name="P25"><text:span text:style-name="T45">Host ID</text:span></text:p><draw:enhanced-geometry svg:viewBox="0 0 21600 21600" draw:type="rectangle" draw:enhanced-path="M 0 0 L 21600 0 21600 21600 0 21600 0 0 Z N"/></draw:custom-shape></draw:g><draw:line draw:name="Forme3" draw:style-name="gr22" draw:text-style-name="P25" svg:x1="5.013cm" svg:y1="0.365cm" svg:x2="5.013cm" svg:y2="1.418cm"><text:p/></draw:line></draw:g></text:p>
      <text:p text:style-name="P8"><draw:path text:anchor-type="paragraph" draw:z-index="12" draw:name="Forme3" draw:style-name="gr23" draw:text-style-name="P25" svg:width="1.613cm" svg:height="1.136cm" draw:transform="rotate (-0.634078117249541) translate (4.08123055821854cm -0.0478805973854752cm)" svg:viewBox="0 0 1614 1137" svg:d="M0 1137c1340 0 1614-1137 1614-1137"><text:p/></draw:path><draw:path text:anchor-type="paragraph" draw:z-index="13" draw:name="Forme3" draw:style-name="gr23" draw:text-style-name="P25" svg:width="5.098cm" svg:height="1.386cm" draw:transform="skewX (1.04440502439341) rotate (-0.188495559215389) translate (8.86045400521392cm -0.0259492341012478cm)" svg:viewBox="0 0 5099 1387" svg:d="M0 1387c4238-1 5099-1387 5099-1387"><text:p/></draw:path><draw:frame text:anchor-type="paragraph" draw:z-index="14" draw:name="Forme4" draw:style-name="gr24" draw:text-style-name="P39" svg:width="3.765cm" svg:height="0.468cm" svg:x="2.858cm" svg:y="1.252cm"><draw:text-box><text:p><text:span text:style-name="T46">Identifier un réseau</text:span></text:p></draw:text-box></draw:frame><draw:frame text:anchor-type="paragraph" draw:z-index="15" draw:name="Forme4" draw:style-name="gr25" draw:text-style-name="P39" svg:width="6.82cm" svg:height="0.814cm" svg:x="7.172cm" svg:y="1.252cm"><draw:text-box><text:p><text:span text:style-name="T46">Identifier une machine dans le réseau</text:span></text:p></draw:text-box></draw:frame></text:p>
      <text:p text:style-name="P8"/>
      <text:p text:style-name="P8"/>
      <text:p text:style-name="P8"/>
      <text:p text:style-name="P7"><text:span text:style-name="T7"><text:tab/></text:span><text:span text:style-name="T3"><text:tab/></text:span><text:span text:style-name="T4">Peut différer selon 3 classes : A, B et C</text:span></text:p>
      <text:p text:style-name="P7"><text:span text:style-name="T8"><text:tab/></text:span><text:span text:style-name="T13">Classe A</text:span></text:p>
      <text:p text:style-name="P9"><draw:g text:anchor-type="paragraph" draw:z-index="16" draw:style-name="gr2"><draw:g draw:style-name="gr4"><draw:g draw:style-name="gr4"><draw:custom-shape draw:name="Forme3" draw:style-name="gr26" draw:text-style-name="P41" svg:width="2.8cm" svg:height="0.528cm" svg:x="2.353cm" svg:y="0.381cm"><text:p text:style-name="P40"><text:span text:style-name="T47"><text:s/></text:span><text:span text:style-name="T47">0</text:span></text:p><draw:enhanced-geometry svg:viewBox="0 0 21600 21600" draw:type="rectangle" draw:enhanced-path="M 0 0 L 21600 0 21600 21600 0 21600 0 0 Z N"/></draw:custom-shape><draw:custom-shape draw:name="Forme3" draw:style-name="gr27" draw:text-style-name="P38" svg:width="8.51cm" svg:height="0.528cm" svg:x="5.152cm" svg:y="0.381cm"><text:p text:style-name="P25"><text:span text:style-name="T45">24 </text:span><text:span text:style-name="T45">bits</text:span></text:p><draw:enhanced-geometry svg:viewBox="0 0 21600 21600" draw:type="rectangle" draw:enhanced-path="M 0 0 L 21600 0 21600 21600 0 21600 0 0 Z N"/></draw:custom-shape></draw:g><draw:line draw:name="Forme3" draw:style-name="gr22" draw:text-style-name="P25" svg:x1="5.146cm" svg:y1="0.102cm" svg:x2="5.146cm" svg:y2="1.155cm"><text:p/></draw:line></draw:g><draw:line draw:name="Forme5" draw:style-name="gr28" draw:text-style-name="P25" svg:x1="2.856cm" svg:y1="0.381cm" svg:x2="2.856cm" svg:y2="0.908cm"><text:p/></draw:line></draw:g></text:p>
      <text:p text:style-name="P9"/>
      <text:p text:style-name="P9"/>
      <text:p text:style-name="P7"><text:span text:style-name="T8"><text:tab/></text:span><text:span text:style-name="T35">Lorsque le 1</text:span><text:span text:style-name="T17">er</text:span><text:span text:style-name="T35"> bit est à 0.</text:span></text:p>
      <text:p text:style-name="P17"><text:span text:style-name="T9"><text:tab/>Donc 1</text:span><text:span text:style-name="T15">er</text:span><text:span text:style-name="T9"> chiffre codé sur 8 bits et inférieur ou égal à 127 (01111111 en binaire)</text:span></text:p>
      <text:p text:style-name="P18"><text:tab/>Implique donc 127 possibilités de classes A.</text:p>
      <text:p text:style-name="P18"><text:tab/></text:p>
      <text:p text:style-name="P17"><text:span text:style-name="T9"><text:tab/></text:span><text:span text:style-name="T10">Nombre d’host possibles : 2²⁴ = 2⁴ x 2²⁰ = 16 . 2¹⁰ . 2¹⁰</text:span></text:p>
      <text:p text:style-name="P19"><text:tab/><text:tab/><text:tab/><text:tab/><text:tab/><text:tab/><text:tab/>±= 16 . 10³ . 10³<text:tab/>(car 2¹⁰ ±= 10³)</text:p>
      <text:p text:style-name="P19"><text:tab/><text:tab/><text:tab/><text:tab/><text:tab/><text:tab/><text:tab/>±= <text:s/>16 Millions d’hosts</text:p>
      <text:p text:style-name="P10"/>
      <text:p text:style-name="P10"><draw:g text:anchor-type="paragraph" draw:z-index="17" draw:style-name="gr29"><draw:g draw:style-name="gr4"><draw:g draw:style-name="gr4"><draw:g draw:style-name="gr4"><draw:custom-shape draw:name="Forme3" draw:style-name="gr30" draw:text-style-name="P41" svg:width="5.294cm" svg:height="0.528cm" svg:x="2.401cm" svg:y="1.304cm"><text:p text:style-name="P40"><text:span text:style-name="T47"><text:s/></text:span><text:span text:style-name="T47">1 <text:s text:c="2"/>0</text:span></text:p><draw:enhanced-geometry svg:viewBox="0 0 21600 21600" draw:type="rectangle" draw:enhanced-path="M 0 0 L 21600 0 21600 21600 0 21600 0 0 Z N"/></draw:custom-shape><draw:custom-shape draw:name="Forme3" draw:style-name="gr31" draw:text-style-name="P38" svg:width="6.01cm" svg:height="0.528cm" svg:x="7.694cm" svg:y="1.304cm"><text:p text:style-name="P25"><text:span text:style-name="T45">16 bits</text:span></text:p><draw:enhanced-geometry svg:viewBox="0 0 21600 21600" draw:type="rectangle" draw:enhanced-path="M 0 0 L 21600 0 21600 21600 0 21600 0 0 Z N"/></draw:custom-shape></draw:g><draw:line draw:name="Forme3" draw:style-name="gr22" draw:text-style-name="P25" svg:x1="7.694cm" svg:y1="0.952cm" svg:x2="7.694cm" svg:y2="2.005cm"><text:p/></draw:line></draw:g><draw:line draw:name="Forme5" draw:style-name="gr28" draw:text-style-name="P25" svg:x1="2.905cm" svg:y1="1.304cm" svg:x2="2.905cm" svg:y2="1.831cm"><text:p/></draw:line></draw:g><draw:line draw:name="Forme5" draw:style-name="gr28" draw:text-style-name="P25" svg:x1="3.39cm" svg:y1="1.303cm" svg:x2="3.39cm" svg:y2="1.83cm"><text:p/></draw:line></draw:g><text:tab/><text:span text:style-name="T14">Classe B</text:span></text:p>
      <text:p text:style-name="P13"/>
      <text:p text:style-name="P13"/>
      <text:p text:style-name="P13"/>
      <text:p text:style-name="P10"><text:span text:style-name="T14"><text:tab/></text:span><text:span text:style-name="T34">Lorsque le 1</text:span><text:span text:style-name="T18">er</text:span><text:span text:style-name="T34"> bit est à 1 </text:span><text:span text:style-name="T36">&amp; </text:span><text:span text:style-name="T34">2</text:span><text:span text:style-name="T18">ème</text:span><text:span text:style-name="T23"> bit à 0</text:span></text:p>
      <text:p text:style-name="P19"><text:span text:style-name="T22"><text:tab/><text:tab/>10</text:span><text:span text:style-name="T19">000000 </text:span><text:span text:style-name="T25"><text:s/>= 128</text:span></text:p>
      <text:p text:style-name="P22"><text:tab/><text:tab/><text:tab/>|</text:p>
      <text:p text:style-name="P19"><text:span text:style-name="T25"><text:tab/><text:tab/>10</text:span><text:span text:style-name="T19">111111</text:span><text:span text:style-name="T25"> = 191</text:span></text:p>
      <text:p text:style-name="P19"><text:span text:style-name="T25"><text:tab/><text:tab/>Donc <text:s/>→ <text:s/>128 ≤ 1</text:span><text:span text:style-name="T29">er</text:span><text:span text:style-name="T25"> octet ≤ 191</text:span></text:p>
      <text:p text:style-name="P19"><text:span text:style-name="T25"><text:tab/><text:tab/>Nb réseaux : 1 0 </text:span><text:span text:style-name="T19">0 0 0 0 0 0 </text:span><text:span text:style-name="T33">0 0 0 0 0 0 0 0</text:span></text:p>
      <text:p text:style-name="P22"><text:tab/><text:tab/><text:tab/><text:tab/> <text:s text:c="2"/>|</text:p>
      <text:p text:style-name="P19"><text:span text:style-name="T25"><text:tab/><text:tab/><text:tab/><text:tab/>1 0 </text:span><text:span text:style-name="T19">1 1 1 1 1 1 </text:span><text:span text:style-name="T33">1 1 1 1 1 1 1 1</text:span></text:p>
      <text:p text:style-name="P19"><text:span text:style-name="T33"><text:tab/><text:tab/><text:tab/></text:span><text:span text:style-name="T25">Variations sur 14 bits, donc 2</text:span><text:span text:style-name="T29">14</text:span><text:span text:style-name="T25"> possibilités</text:span></text:p>
      <text:p text:style-name="P19"><text:span text:style-name="T25"><text:tab/><text:tab/><text:tab/>2</text:span><text:span text:style-name="T29">4</text:span><text:span text:style-name="T25">.2</text:span><text:span text:style-name="T29">10</text:span><text:span text:style-name="T25"> ±= 2</text:span><text:span text:style-name="T29">4</text:span><text:span text:style-name="T25">.10</text:span><text:span text:style-name="T29">3</text:span><text:span text:style-name="T25"> ±= 16 000</text:span></text:p>
      <text:p text:style-name="P22"><text:tab/><text:tab/>Nb hosts :</text:p>
      <text:p text:style-name="P20"><text:span text:style-name="T24"><text:tab/><text:tab/><text:tab/>Variations sur 16 bits, donc 2</text:span><text:span text:style-name="T28">16</text:span><text:span text:style-name="T24"> possibilités</text:span></text:p>
      <text:p text:style-name="P21"><text:span text:style-name="T24"><text:tab/><text:tab/><text:tab/>2</text:span><text:span text:style-name="T28">6</text:span><text:span text:style-name="T24">.2</text:span><text:span text:style-name="T28">10</text:span><text:span text:style-name="T24"> ±= <text:s/></text:span><text:span text:style-name="T26">64 000 hosts</text:span></text:p>
      <text:p text:style-name="P15"><text:span text:style-name="T27"><text:tab/>Classe C</text:span></text:p>
      <text:p text:style-name="P14"><text:span text:style-name="T26"><text:tab/></text:span></text:p>
      <text:p text:style-name="P14"><text:span text:style-name="T26"/></text:p>
      <text:p text:style-name="P14"><text:span text:style-name="T26"/></text:p>
      <text:p text:style-name="P24"><text:span text:style-name="T31"><text:tab/>Lorsque 1</text:span><text:span text:style-name="T30">er</text:span><text:span text:style-name="T31"> bit à 1 </text:span><text:span text:style-name="T32">/</text:span><text:span text:style-name="T31"> 2</text:span><text:span text:style-name="T30">ème</text:span><text:span text:style-name="T31"> bit à 1 </text:span><text:span text:style-name="T32">/ </text:span><text:span text:style-name="T31">3</text:span><text:span text:style-name="T30">ème</text:span><text:span text:style-name="T31"> bit à 0</text:span></text:p>
      <text:p text:style-name="P23"><text:span text:style-name="T31"><text:tab/><text:tab/>1 1 0 </text:span><text:span text:style-name="T20">0 0 0 0 0 </text:span><text:span text:style-name="T31">→ 192</text:span></text:p>
      <text:p text:style-name="P23"><text:span text:style-name="T31"><text:tab/><text:tab/><text:tab/>|</text:span></text:p>
      <text:p text:style-name="P23"><text:span text:style-name="T31"><text:tab/><text:tab/>1 1 0 </text:span><text:span text:style-name="T20">1 1 1 1 1 </text:span><text:span text:style-name="T31">→ 223</text:span></text:p>
      <text:p text:style-name="P23"><text:span text:style-name="T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00:41:48.001836541</meta:creation-date>
    <meta:generator>LibreOffice/6.0.3.2$Linux_X86_64 LibreOffice_project/00m0$Build-2</meta:generator>
    <dc:date>2018-10-08T14:55:12.738118562</dc:date>
    <meta:editing-duration>PT2H45M51S</meta:editing-duration>
    <meta:editing-cycles>9</meta:editing-cycles>
    <meta:document-statistic meta:table-count="0" meta:image-count="0" meta:object-count="0" meta:page-count="2" meta:paragraph-count="41" meta:word-count="288" meta:character-count="1261" meta:non-whitespace-character-count="941"/>
  </office:meta>
</office:document-meta>
</file>